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use the "PasswordGenerator.py" script, follow these steps:</text:p>
      <text:p text:style-name="Standard"/>
      <text:p text:style-name="Standard">1. **Preparation**:</text:p>
      <text:p text:style-name="Standard"/>
      <text:p text:style-name="Standard"><text:s text:c="3"/>- Ensure you have Python installed on your computer. If not, you can download it from the official Python website (https://www.python.org/downloads/).</text:p>
      <text:p text:style-name="Standard"/>
      <text:p text:style-name="Standard">2. **Download or Create the Script**:</text:p>
      <text:p text:style-name="Standard"/>
      <text:p text:style-name="Standard"><text:s text:c="3"/>- Download the script named "PasswordGenerator.py" or create a new Python file with the same code in a text editor or an integrated development environment (IDE).</text:p>
      <text:p text:style-name="Standard"/>
      <text:p text:style-name="Standard">3. **Configure Password Parameters**:</text:p>
      <text:p text:style-name="Standard"/>
      <text:p text:style-name="Standard"><text:s text:c="3"/>- Open the script in a text editor or IDE.</text:p>
      <text:p text:style-name="Standard"><text:s text:c="3"/>- In the script, you can configure two main parameters:</text:p>
      <text:p text:style-name="Standard"><text:s text:c="5"/>- `password_length`: Set the desired length of the passwords you want to generate. For example, if you want 8-character passwords, change `password_length = 7` to `password_length = 8`.</text:p>
      <text:p text:style-name="Standard"><text:s text:c="5"/>- `allowed_characters`: Define the characters that can be used in the passwords. By default, it's set to '1234567', but you can change it to any set of characters you prefer. For example, for alphanumeric passwords, you can set it to `allowed_characters = '0123456789abcdefghijklmnopqrstuvwxyzABCDEFGHIJKLMNOPQRSTUVWXYZ'`.</text:p>
      <text:p text:style-name="Standard"/>
      <text:p text:style-name="Standard">4. **Run the Script**:</text:p>
      <text:p text:style-name="Standard"/>
      <text:p text:style-name="Standard"><text:s text:c="3"/>- Open a terminal or command prompt.</text:p>
      <text:p text:style-name="Standard"><text:s text:c="3"/>- Navigate to the directory where you have saved the "PasswordGenerator.py" script.</text:p>
      <text:p text:style-name="Standard"/>
      <text:p text:style-name="Standard">5. **Execute the Script**:</text:p>
      <text:p text:style-name="Standard"/>
      <text:p text:style-name="Standard"><text:s text:c="3"/>- Run the script by entering the following command and pressing Enter:</text:p>
      <text:p text:style-name="Standard"/>
      <text:p text:style-name="Standard"><text:s text:c="5"/>```</text:p>
      <text:p text:style-name="Standard"><text:s text:c="5"/>python PasswordGenerator.py</text:p>
      <text:p text:style-name="Standard"><text:s text:c="5"/>```</text:p>
      <text:p text:style-name="Standard"/>
      <text:p text:style-name="Standard"><text:s text:c="3"/>- The script will start generating all possible combinations of passwords based on your configured parameters.</text:p>
      <text:p text:style-name="Standard"/>
      <text:p text:style-name="Standard">6. **Wait for Completion**:</text:p>
      <text:p text:style-name="Standard"/>
      <text:p text:style-name="Standard"><text:s text:c="3"/>- Depending on the length of the passwords and the number of allowed characters, the script might take a significant amount of time to complete, especially for larger password lengths.</text:p>
      <text:p text:style-name="Standard"/>
      <text:p text:style-name="Standard">7. **View the Generated Passwords**:</text:p>
      <text:p text:style-name="Standard"/>
      <text:p text:style-name="Standard"><text:s text:c="3"/>- Once the script finishes, it will create a file named "password.txt" in the same directory. This file will contain all the generated password combinations.</text:p>
      <text:p text:style-name="Standard"/>
      <text:p text:style-name="Standard">8. **Retrieve Your Passwords**:</text:p>
      <text:p text:style-name="Standard"/>
      <text:p text:style-name="Standard"><text:soft-page-break/><text:s text:c="3"/>- You can open the "password.txt" file using a text editor to view and retrieve the generated passwords.</text:p>
      <text:p text:style-name="Standard"/>
      <text:p text:style-name="Standard">9. **Be Cautious**:</text:p>
      <text:p text:style-name="Standard"/>
      <text:p text:style-name="Standard"><text:s text:c="3"/>- Be cautious when using this script, as it can generate a large number of passwords, potentially leading to a very large file.</text:p>
      <text:p text:style-name="Standard"/>
      <text:p text:style-name="Standard">That's how you can use the script to generate passwords with different lengths and character sets based on your requir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6T22:48:01.185619147</meta:creation-date>
    <dc:date>2023-09-26T22:48:46.494461832</dc:date>
    <meta:editing-duration>PT1M9S</meta:editing-duration>
    <meta:editing-cycles>1</meta:editing-cycles>
    <meta:document-statistic meta:table-count="0" meta:image-count="0" meta:object-count="0" meta:page-count="2" meta:paragraph-count="28" meta:word-count="349" meta:character-count="2321" meta:non-whitespace-character-count="1939"/>
    <meta:generator>LibreOffice/6.0.7.3$Linux_X86_64 LibreOffice_project/00m0$Build-3</meta:generator>
  </office:meta>
</office:document-meta>
</file>